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F0000002D24CC56E6E2796D01.png" manifest:media-type="image/png"/>
  <manifest:file-entry manifest:full-path="Pictures/10000000000000320000002C58507E25B8359680.png" manifest:media-type="image/png"/>
  <manifest:file-entry manifest:full-path="Pictures/1000000000000030000000305F4501DF7E259DC2.png" manifest:media-type="image/png"/>
  <manifest:file-entry manifest:full-path="Pictures/100000000000003E000000316B132145BE441A95.png" manifest:media-type="image/png"/>
  <manifest:file-entry manifest:full-path="Pictures/100000000000003800000032EEACBADFEC946E32.png" manifest:media-type="image/png"/>
  <manifest:file-entry manifest:full-path="Pictures/10000000000000310000002BE438A17143AC8C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5cm" fo:min-width="5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6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5.8cm" svg:height="2.2cm" svg:x="21cm" svg:y="15.8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8cm" svg:height="2.2cm" svg:x="1.6cm" svg:y="16.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8cm" svg:height="2.2cm" svg:x="11cm" svg:y="3.6cm">
          <text:p text:style-name="P1"><text:s text:c="2"/>Meta model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8cm" svg:height="2.2cm" svg:x="20.6cm" svg:y="10.4cm">
          <text:p text:style-name="P1"><text:s text:c="2"/>Gen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8cm" svg:height="2.2cm" svg:x="1.6cm" svg:y="10.4cm">
          <text:p text:style-name="P1">Editor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2.2cm" svg:x="20.8cm" svg:y="16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8cm" svg:height="2.2cm" svg:x="20.6cm" svg:y="16.2cm">
          <text:p text:style-name="P1"><text:s/>Applic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2.2cm" svg:x="11.4cm" svg:y="10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2.2cm" svg:x="11.203cm" svg:y="10.198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8cm" svg:height="2.2cm" svg:x="11cm" svg:y="10.4cm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5cm" svg:y1="16.2cm" svg:x2="4.5cm" svg:y2="12.6cm" draw:start-shape="id1" draw:start-glue-point="0" draw:end-shape="id2" svg:d="M4500 16200v-3600" svg:viewBox="0 0 1 3601">
          <text:p text:style-name="P1">uses <text:s text:c="10"/></text:p>
        </draw:connector>
        <draw:connector draw:style-name="gr2" draw:text-style-name="P3" draw:layer="layout" svg:x1="13.9cm" svg:y1="10.4cm" svg:x2="13.9cm" svg:y2="5.8cm" draw:start-shape="id3" draw:start-glue-point="0" draw:end-shape="id4" draw:end-glue-point="2" svg:d="M13900 10400v-4600" svg:viewBox="0 0 1 4601">
          <text:p text:style-name="P1"><text:s text:c="19"/>instance of</text:p>
        </draw:connector>
        <draw:connector draw:style-name="gr2" draw:text-style-name="P4" draw:layer="layout" svg:x1="4.5cm" svg:y1="10.4cm" svg:x2="11cm" svg:y2="4.7cm" draw:start-shape="id2" draw:start-glue-point="0" draw:end-shape="id4" draw:end-glue-point="3" svg:d="M4500 10400v-5700h6500" svg:viewBox="0 0 6501 5701">
          <text:p text:style-name="P1">uses <text:s text:c="24"/></text:p>
        </draw:connector>
        <draw:connector draw:style-name="gr2" draw:text-style-name="P3" draw:layer="layout" svg:x1="23.5cm" svg:y1="10.4cm" svg:x2="16.8cm" svg:y2="4.7cm" draw:start-shape="id5" draw:start-glue-point="0" draw:end-shape="id4" draw:end-glue-point="1" svg:d="M23500 10400v-5700h-6700" svg:viewBox="0 0 6701 5701">
          <text:p text:style-name="P1"><text:s text:c="27"/>uses</text:p>
        </draw:connector>
        <draw:connector draw:style-name="gr2" draw:text-style-name="P5" draw:layer="layout" svg:x1="7.4cm" svg:y1="11.5cm" svg:x2="11cm" svg:y2="11.5cm" draw:start-shape="id2" draw:start-glue-point="1" draw:end-shape="id3" svg:d="M7400 11500h3600" svg:viewBox="0 0 3601 1">
          <text:p text:style-name="P1"/>
          <text:p text:style-name="P1"/>
          <text:p text:style-name="P1">describe</text:p>
        </draw:connector>
        <draw:connector draw:style-name="gr2" draw:text-style-name="P3" draw:layer="layout" svg:x1="16.8cm" svg:y1="11.5cm" svg:x2="20.6cm" svg:y2="11.5cm" draw:start-shape="id3" draw:start-glue-point="1" draw:end-shape="id5" svg:d="M16800 11500h3800" svg:viewBox="0 0 3801 1">
          <text:p text:style-name="P1"/>
          <text:p text:style-name="P1"><text:line-break/></text:p>
          <text:p text:style-name="P1"><text:s text:c="2"/>processed</text:p>
          <text:p text:style-name="P1">by</text:p>
        </draw:connector>
        <draw:connector draw:style-name="gr2" draw:text-style-name="P3" draw:layer="layout" svg:x1="23.5cm" svg:y1="12.6cm" svg:x2="23.5cm" svg:y2="16.2cm" draw:start-shape="id5" draw:start-glue-point="2" draw:end-shape="id6" svg:d="M23500 12600v3600" svg:viewBox="0 0 1 3601">
          <text:p text:style-name="P1"><text:s text:c="14"/>creates</text:p>
        </draw:connector>
        <draw:frame draw:style-name="gr3" draw:text-style-name="P3" draw:layer="layout" svg:width="1.268cm" svg:height="1.268cm" svg:x="1.932cm" svg:y="16.6cm">
          <draw:image xlink:href="Pictures/1000000000000030000000305F4501DF7E259DC2.png" xlink:type="simple" xlink:show="embed" xlink:actuate="onLoad">
            <text:p/>
          </draw:image>
        </draw:frame>
        <draw:frame draw:style-name="gr3" draw:text-style-name="P3" draw:layer="layout" svg:width="1.639cm" svg:height="1.295cm" svg:x="11.203cm" svg:y="10.8cm">
          <draw:image xlink:href="Pictures/100000000000003E000000316B132145BE441A95.png" xlink:type="simple" xlink:show="embed" xlink:actuate="onLoad">
            <text:p/>
          </draw:image>
        </draw:frame>
        <draw:frame draw:style-name="gr3" draw:text-style-name="P3" draw:layer="layout" svg:width="1.48cm" svg:height="1.321cm" svg:x="20.72cm" svg:y="10.879cm">
          <draw:image xlink:href="Pictures/100000000000003800000032EEACBADFEC946E32.png" xlink:type="simple" xlink:show="embed" xlink:actuate="onLoad">
            <text:p/>
          </draw:image>
        </draw:frame>
        <draw:frame draw:style-name="gr3" draw:text-style-name="P3" draw:layer="layout" svg:width="1.295cm" svg:height="1.136cm" svg:x="20.705cm" svg:y="16.8cm">
          <draw:image xlink:href="Pictures/10000000000000310000002BE438A17143AC8C02.png" xlink:type="simple" xlink:show="embed" xlink:actuate="onLoad">
            <text:p/>
          </draw:image>
        </draw:frame>
        <draw:frame draw:style-name="gr3" draw:text-style-name="P3" draw:layer="layout" svg:width="1.321cm" svg:height="1.163cm" svg:x="11.1cm" svg:y="4.037cm">
          <draw:image xlink:href="Pictures/10000000000000320000002C58507E25B8359680.png" xlink:type="simple" xlink:show="embed" xlink:actuate="onLoad">
            <text:p/>
          </draw:image>
        </draw:frame>
        <draw:frame draw:style-name="gr3" draw:text-style-name="P3" draw:layer="layout" svg:width="1.242cm" svg:height="1.189cm" svg:x="1.9cm" svg:y="10.9cm">
          <draw:image xlink:href="Pictures/100000000000002F0000002D24CC56E6E2796D0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1:03:58.894677535</meta:creation-date>
    <dc:date>2016-10-31T12:08:31.371924609</dc:date>
    <meta:editing-duration>PT3M52S</meta:editing-duration>
    <meta:editing-cycles>1</meta:editing-cycles>
    <meta:generator>LibreOffice/5.2.2.2$Linux_X86_64 LibreOffice_project/20m0$Build-2</meta:generator>
    <meta:document-statistic meta:object-count="46"/>
  </office:meta>
</office:document-meta>
</file>